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ystem" svg:font-family="System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in" fo:margin-left="-0.0201in" fo:margin-top="0in" fo:margin-bottom="0in" style:page-number="auto" table:align="left" style:writing-mode="lr-tb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4.1868in"/>
    </style:style>
    <style:style style:name="Table1.1" style:family="table-row">
      <style:table-row-properties style:min-row-height="0.0819in" fo:keep-together="auto"/>
    </style:style>
    <style:style style:name="Table1.A1" style:family="table-cell">
      <style:table-cell-properties fo:padding-left="0.0958in" fo:padding-right="0.075in" fo:padding-top="0in" fo:padding-bottom="0in" fo:border="3pt solid #00000a"/>
    </style:style>
    <style:style style:name="Table1.3" style:family="table-row">
      <style:table-row-properties style:min-row-height="0.0819in" fo:keep-together="always"/>
    </style:style>
    <style:style style:name="Table2" style:family="table">
      <style:table-properties style:width="7.65in" fo:margin-left="-0.0799in" fo:margin-top="0in" fo:margin-bottom="0in" table:align="left" style:writing-mode="lr-tb"/>
    </style:style>
    <style:style style:name="Table2.A" style:family="table-column">
      <style:table-column-properties style:column-width="7.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1"/>
    </style:style>
    <style:style style:name="P1" style:family="paragraph" style:parent-style-name="Standard">
      <style:text-properties style:font-name="Arial" fo:font-size="14pt" fo:font-weight="bold" style:font-size-asian="14pt" style:font-weight-asian="bold"/>
    </style:style>
    <style:style style:name="P2" style:family="paragraph" style:parent-style-name="Standard">
      <style:text-properties style:font-name="Arial" fo:font-size="12pt" style:font-size-asian="12pt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margin-top="0.1945in" fo:margin-bottom="0.1945in" loext:contextual-spacing="false"/>
    </style:style>
    <style:style style:name="P5" style:family="paragraph" style:parent-style-name="Standard" style:list-style-name="">
      <style:paragraph-properties fo:margin-top="0.1945in" fo:margin-bottom="0.1945in" loext:contextual-spacing="false" fo:line-height="0%" fo:padding-left="0in" fo:padding-right="0in" fo:padding-top="0.0555in" fo:padding-bottom="0in" fo:border-left="none" fo:border-right="none" fo:border-top="0.51pt solid #885522" fo:border-bottom="none"/>
    </style:style>
    <style:style style:name="P6" style:family="paragraph" style:parent-style-name="Standard" style:list-style-name="WWNum5">
      <style:paragraph-properties fo:margin-top="0in" fo:margin-bottom="0in" loext:contextual-spacing="false"/>
    </style:style>
    <style:style style:name="P7" style:family="paragraph" style:parent-style-name="Standard" style:list-style-name="WWNum7">
      <style:paragraph-properties fo:margin-top="0in" fo:margin-bottom="0in" loext:contextual-spacing="false"/>
    </style:style>
    <style:style style:name="P8" style:family="paragraph" style:parent-style-name="Standard">
      <style:paragraph-properties fo:margin-left="0.25in" fo:margin-right="0in" fo:margin-top="0.1945in" fo:margin-bottom="0.1945in" loext:contextual-spacing="false" fo:text-indent="0in" style:auto-text-indent="false"/>
      <style:text-properties fo:color="#000000" style:font-name="Verdana" fo:font-size="6.5pt" style:font-size-asian="6.5pt" style:language-asian="ja" style:country-asian="JP" style:font-size-complex="6.5pt"/>
    </style:style>
    <style:style style:name="P9" style:family="paragraph" style:parent-style-name="Standard">
      <loext:graphic-properties draw:fill="solid" draw:fill-color="#000000"/>
      <style:paragraph-properties fo:margin-left="0.1665in" fo:margin-right="0.1665in" fo:text-indent="0in" style:auto-text-indent="false" fo:background-color="#00000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Standard">
      <loext:graphic-properties draw:fill="solid" draw:fill-color="#000000"/>
      <style:paragraph-properties fo:margin-left="0.1665in" fo:margin-right="0.1665in" fo:text-indent="0in" style:auto-text-indent="false" fo:background-color="#00000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0c0c0" style:font-name="System" fo:font-size="6.5pt" style:font-size-asian="6.5pt" style:language-asian="ja" style:country-asian="JP" style:font-name-complex="Courier New2" style:font-size-complex="6.5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TML_20_Preformatted">
      <style:text-properties fo:color="#000000" fo:font-size="8pt" style:font-size-asian="8pt"/>
    </style:style>
    <style:style style:name="T1" style:family="text">
      <style:text-properties style:font-name="Arial" fo:font-size="20pt" fo:font-weight="bold" style:font-size-asian="20pt" style:font-weight-asian="bold"/>
    </style:style>
    <style:style style:name="T2" style:family="text">
      <style:text-properties style:font-name="Arial" fo:font-size="16pt" fo:font-weight="bold" style:font-size-asian="16pt" style:font-weight-asian="bold"/>
    </style:style>
    <style:style style:name="T3" style:family="text">
      <style:text-properties style:font-name="Arial" fo:font-size="14pt" style:font-size-asian="14pt"/>
    </style:style>
    <style:style style:name="T4" style:family="text">
      <style:text-properties style:font-name="Arial" fo:font-size="12pt" style:font-size-asian="12pt"/>
    </style:style>
    <style:style style:name="T5" style:family="text">
      <style:text-properties fo:color="#000000" style:font-name="Verdana" fo:font-size="9.5pt" style:font-size-asian="9.5pt" style:language-asian="ja" style:country-asian="JP" style:font-size-complex="6.5pt"/>
    </style:style>
    <style:style style:name="T6" style:family="text">
      <style:text-properties fo:color="#000000" style:font-name="Verdana" fo:font-size="9.5pt" fo:font-style="italic" style:font-size-asian="9.5pt" style:language-asian="ja" style:country-asian="JP" style:font-style-asian="italic" style:font-style-complex="italic"/>
    </style:style>
    <style:style style:name="T7" style:family="text">
      <style:text-properties fo:color="#000000" style:font-name="Courier" fo:font-size="12pt" style:font-size-asian="12pt" style:language-asian="ja" style:country-asian="JP" style:font-name-complex="Courier New2"/>
    </style:style>
    <style:style style:name="T8" style:family="text">
      <style:text-properties fo:color="#000000" style:text-position="super 58%" style:font-name="Verdana" fo:font-size="9.5pt" style:font-size-asian="9.5pt" style:language-asian="ja" style:country-asian="JP" style:font-size-complex="6.5pt"/>
    </style:style>
    <style:style style:name="T9" style:family="text">
      <style:text-properties fo:color="#000000" fo:font-size="8pt" style:font-size-asian="8pt"/>
    </style:style>
    <style:style style:name="T10" style:family="text">
      <style:text-properties fo:color="#0000ff" style:font-name="Courier" fo:font-size="12pt" style:font-size-asian="12pt" style:language-asian="ja" style:country-asian="JP" style:font-name-complex="Courier New2"/>
    </style:style>
    <style:style style:name="T11" style:family="text">
      <style:text-properties fo:color="#008284" style:font-name="Courier" fo:font-size="12pt" style:font-size-asian="12pt" style:language-asian="ja" style:country-asian="JP" style:font-name-complex="Courier New2"/>
    </style:style>
    <style:style style:name="T12" style:family="text">
      <style:text-properties style:font-name="Times New Roman" fo:font-size="8pt" style:font-size-asian="8pt" style:font-size-complex="8pt"/>
    </style:style>
    <style:style style:name="T13" style:family="text">
      <style:text-properties fo:font-size="9pt" style:font-size-asian="9pt" style:font-name-complex="Courier New2" style:font-size-complex="9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aa9966" style:font-name="Georgia" fo:font-size="24pt" fo:letter-spacing="0.0154in" style:font-size-asian="24pt" style:language-asian="ja" style:country-asian="JP" style:font-size-complex="24pt"/>
    </style:style>
    <style:style style:name="T16" style:family="text">
      <style:text-properties fo:color="#c0c0c0" style:font-name="System" fo:font-size="6.5pt" style:font-size-asian="6.5pt" style:language-asian="ja" style:country-asian="JP" style:font-name-complex="Courier New2" style:font-size-complex="6.5pt"/>
    </style:style>
    <style:style style:name="T17" style:family="text">
      <style:text-properties fo:color="#99ff99" style:font-name="System" style:language-asian="ja" style:country-asian="JP" style:font-name-complex="Courier New2"/>
    </style:style>
    <style:style style:name="T18" style:family="text">
      <style:text-properties fo:color="#9999bb" style:font-name="System" fo:font-size="6.5pt" style:font-size-asian="6.5pt" style:language-asian="ja" style:country-asian="JP" style:font-name-complex="Courier New2"/>
    </style:style>
    <style:style style:name="T1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Pre-AP CompSci </text:span></text:p>
            <text:p text:style-name="P1"/>
          </table:table-cell>
          <table:table-cell table:style-name="Table1.A1" office:value-type="string">
            <text:p text:style-name="Standard"><text:span text:style-name="T2">Letter At A Time Java Assignmen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For Loops and Strings</text:span></text:p>
            <text:p text:style-name="P1"/>
          </table:table-cell>
          <table:table-cell table:style-name="Table1.A1" office:value-type="string">
            <text:p text:style-name="Standard"><text:span text:style-name="T2">100 Point Version Only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Standard"><text:span text:style-name="T2">Assignment Purpose:</text:span></text:p>
            <text:p text:style-name="P2"/>
            <text:p text:style-name="Standard"><text:span text:style-name="T3">The purpose of this program is to become familiar with reading through Strings. <text:s/></text:span></text:p>
            <text:p text:style-name="P1"/>
          </table:table-cell>
          <table:covered-table-cell/>
        </table:table-row>
      </table:table>
      <text:p text:style-name="P4"><text:span text:style-name="T5">Did you know that using a loop, you can examine a String one letter at a time? The two key built-in String methods are </text:span><text:span text:style-name="T7">length()</text:span><text:span text:style-name="T5"> and </text:span><text:span text:style-name="T7">charAt()</text:span><text:span text:style-name="T5">.</text:span></text:p>
      <text:list xml:id="list4029897550" text:style-name="WWNum5">
        <text:list-item>
          <text:p text:style-name="P6"><text:span text:style-name="T7">length()</text:span><text:span text:style-name="T5"> returns an </text:span><text:span text:style-name="T10">int</text:span><text:span text:style-name="T5"> representing the total number of characters in the String (including punctuation and whitespace). For example, if the variable </text:span><text:span text:style-name="T7">str</text:span><text:span text:style-name="T5"> contains the String </text:span><text:span text:style-name="T11">"hello"</text:span><text:span text:style-name="T5">, then </text:span><text:span text:style-name="T7">str.length()</text:span><text:span text:style-name="T5"> will return </text:span><text:span text:style-name="T7">5</text:span><text:span text:style-name="T5">.</text:span></text:p>
        </text:list-item>
        <text:list-item>
          <text:p text:style-name="P6"><text:span text:style-name="T7">charAt( int n )</text:span><text:span text:style-name="T5"> returns the </text:span><text:span text:style-name="T7">n</text:span><text:span text:style-name="T8">th</text:span><text:span text:style-name="T5"> character (</text:span><text:span text:style-name="T10">char</text:span><text:span text:style-name="T5">) in the String. The character positions are zero-based, so if the variable </text:span><text:span text:style-name="T7">str</text:span><text:span text:style-name="T5"> contains the String </text:span><text:span text:style-name="T11">"ligature"</text:span><text:span text:style-name="T5">, then </text:span><text:span text:style-name="T7">str.charAt(0)</text:span><text:span text:style-name="T5"> will return </text:span><text:span text:style-name="T7">'l'</text:span><text:span text:style-name="T5">, and </text:span><text:span text:style-name="T7">str.charAt(4)</text:span><text:span text:style-name="T5"> will return </text:span><text:span text:style-name="T7">'t'</text:span><text:span text:style-name="T5">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lain_20_Text"><text:span text:style-name="T2">LetterAtATime.java <text:s text:c="2"/>Provided Student File</text:span></text:p>
          </table:table-cell>
        </table:table-row>
        <table:table-row table:style-name="Table2.1">
          <table:table-cell table:style-name="Table2.A1" office:value-type="string">
            <text:p text:style-name="Plain_20_Text"><text:span text:style-name="T12"><text:tab/></text:span><text:span text:style-name="T13"><text:tab/></text:span></text:p>
            <text:p text:style-name="HTML_20_Preformatted"><text:bookmark-start text:name="__DdeLink__409_3925204066"/><text:span text:style-name="T9">import java.util.Scanner;</text:span></text:p>
            <text:p text:style-name="P12"/>
            <text:p text:style-name="HTML_20_Preformatted"><text:span text:style-name="T9">public class LetterAtATime</text:span></text:p>
            <text:p text:style-name="HTML_20_Preformatted"><text:span text:style-name="T9">{</text:span></text:p>
            <text:p text:style-name="HTML_20_Preformatted"><text:span text:style-name="T9"><text:s text:c="5"/>public static void main( String[] args )</text:span></text:p>
            <text:p text:style-name="HTML_20_Preformatted"><text:span text:style-name="T9"><text:s text:c="5"/>{</text:span></text:p>
            <text:p text:style-name="HTML_20_Preformatted"><text:span text:style-name="T9"><text:tab/>Scanner kb = new Scanner(System.in);</text:span></text:p>
            <text:p text:style-name="P12"/>
            <text:p text:style-name="HTML_20_Preformatted"><text:span text:style-name="T9"><text:tab/>System.out.print("What is your message? ");</text:span></text:p>
            <text:p text:style-name="HTML_20_Preformatted"><text:span text:style-name="T9"><text:tab/>String message = kb.nextLine();</text:span></text:p>
            <text:p text:style-name="P12"/>
            <text:p text:style-name="HTML_20_Preformatted"><text:span text:style-name="T9"><text:tab/>System.out.println("\nYour message is " + message.length() + " characters long.");</text:span></text:p>
            <text:p text:style-name="HTML_20_Preformatted"><text:span text:style-name="T9"><text:tab/>System.out.println("The first character is at position 0 and is '" + message.charAt(0) + "'.");</text:span></text:p>
            <text:p text:style-name="HTML_20_Preformatted"><text:span text:style-name="T9"><text:tab/>int lastpos = message.length() - 1;</text:span></text:p>
            <text:p text:style-name="HTML_20_Preformatted"><text:span text:style-name="T9"><text:tab/>System.out.println("The last character is at position " + lastpos + " and is '" + <text:s text:c="2"/></text:span></text:p>
            <text:p text:style-name="HTML_20_Preformatted"><text:span text:style-name="T9"><text:s text:c="14"/>message.charAt(lastpos) + "'.");</text:span></text:p>
            <text:p text:style-name="HTML_20_Preformatted"><text:span text:style-name="T9"><text:tab/>System.out.println("\nHere are all the characters, one at a time:\n");</text:span></text:p>
            <text:p text:style-name="P12"/>
            <text:p text:style-name="HTML_20_Preformatted"><text:span text:style-name="T9"><text:tab/>for ( int i=0; i&lt;message.length(); i++ )</text:span></text:p>
            <text:p text:style-name="HTML_20_Preformatted"><text:span text:style-name="T9"><text:tab/>{</text:span></text:p>
            <text:p text:style-name="HTML_20_Preformatted"><text:span text:style-name="T9"><text:tab/><text:tab/>System.out.println("\t" + i + " - '" + message.charAt(i) + "'");</text:span></text:p>
            <text:p text:style-name="HTML_20_Preformatted"><text:span text:style-name="T9"><text:tab/>}</text:span></text:p>
            <text:p text:style-name="P12"/>
            <text:p text:style-name="HTML_20_Preformatted"><text:span text:style-name="T9"><text:tab/>int a_count = 0;</text:span></text:p>
            <text:p text:style-name="P12"/>
            <text:p text:style-name="HTML_20_Preformatted"><text:span text:style-name="T9"><text:tab/>for ( int i=0; i&lt;message.length(); i++ )</text:span></text:p>
            <text:p text:style-name="HTML_20_Preformatted"><text:span text:style-name="T9"><text:tab/>{</text:span></text:p>
            <text:p text:style-name="HTML_20_Preformatted"><text:span text:style-name="T9"><text:tab/><text:tab/>char letter = message.charAt(i);</text:span></text:p>
            <text:p text:style-name="HTML_20_Preformatted"><text:span text:style-name="T9"><text:tab/><text:tab/>if ( letter == 'a' || letter == 'A' )</text:span></text:p>
            <text:p text:style-name="HTML_20_Preformatted"><text:span text:style-name="T9"><text:tab/><text:tab/>{</text:span></text:p>
            <text:p text:style-name="HTML_20_Preformatted"><text:span text:style-name="T9"><text:tab/><text:tab/><text:tab/>a_count++;</text:span></text:p>
            <text:p text:style-name="HTML_20_Preformatted"><text:span text:style-name="T9"><text:tab/><text:tab/>}</text:span></text:p>
            <text:p text:style-name="HTML_20_Preformatted"><text:span text:style-name="T9"><text:tab/>}</text:span></text:p>
            <text:p text:style-name="P12"/>
            <text:p text:style-name="HTML_20_Preformatted"><text:span text:style-name="T9"><text:tab/>System.out.println("\nYour message contains the letter 'a' " + a_count + " times. Isn't that </text:span></text:p>
            <text:p text:style-name="HTML_20_Preformatted"><text:span text:style-name="T9"><text:s text:c="14"/>interesting?");</text:span></text:p>
            <text:p text:style-name="P12"/>
            <text:p text:style-name="HTML_20_Preformatted"><text:span text:style-name="T9"><text:s text:c="5"/>}</text:span></text:p>
            <text:p text:style-name="HTML_20_Preformatted"><text:span text:style-name="T9">}</text:span><text:span text:style-name="T14"> </text:span><text:bookmark-end text:name="__DdeLink__409_3925204066"/></text:p>
          </table:table-cell>
        </table:table-row>
      </table:table>
      <text:p text:style-name="P8"/>
      <text:h text:style-name="P5" text:outline-level="2"><text:soft-page-break/><text:span text:style-name="T15">What You Should See</text:span></text:h>
      <text:p text:style-name="P9"><text:span text:style-name="T16">What is your message? </text:span><text:span text:style-name="T17">A man, a plan, a canal: Panama!</text:span></text:p>
      <text:p text:style-name="P10"/>
      <text:p text:style-name="P9"><text:span text:style-name="T16">Your message is </text:span><text:span text:style-name="T18">31</text:span><text:span text:style-name="T16"> characters long.</text:span></text:p>
      <text:p text:style-name="P9"><text:span text:style-name="T16">The first character is at position </text:span><text:span text:style-name="T18">0</text:span><text:span text:style-name="T16"> and is '</text:span><text:span text:style-name="T18">A</text:span><text:span text:style-name="T16">'.</text:span></text:p>
      <text:p text:style-name="P9"><text:span text:style-name="T16">The last character is at position </text:span><text:span text:style-name="T18">30</text:span><text:span text:style-name="T16"> and is '</text:span><text:span text:style-name="T18">!</text:span><text:span text:style-name="T16">'.</text:span></text:p>
      <text:p text:style-name="P10"/>
      <text:p text:style-name="P9"><text:span text:style-name="T16">Here are all the characters, one at a time:</text:span></text:p>
      <text:p text:style-name="P10"/>
      <text:p text:style-name="P9"><text:span text:style-name="T16"><text:tab/>0 - 'A'</text:span></text:p>
      <text:p text:style-name="P9"><text:span text:style-name="T16"><text:tab/>1 - ' '</text:span></text:p>
      <text:p text:style-name="P9"><text:span text:style-name="T16"><text:tab/>2 - 'm'</text:span></text:p>
      <text:p text:style-name="P9"><text:span text:style-name="T16"><text:tab/>3 - 'a'</text:span></text:p>
      <text:p text:style-name="P9"><text:span text:style-name="T16"><text:tab/>4 - 'n'</text:span></text:p>
      <text:p text:style-name="P9"><text:span text:style-name="T16"><text:tab/>5 - ','</text:span></text:p>
      <text:p text:style-name="P9"><text:span text:style-name="T16"><text:tab/>6 - ' '</text:span></text:p>
      <text:p text:style-name="P9"><text:span text:style-name="T16"><text:tab/>7 - 'a'</text:span></text:p>
      <text:p text:style-name="P9"><text:span text:style-name="T16"><text:tab/>8 - ' '</text:span></text:p>
      <text:p text:style-name="P9"><text:span text:style-name="T16"><text:tab/>9 - 'p'</text:span></text:p>
      <text:p text:style-name="P9"><text:span text:style-name="T16"><text:tab/>10 - 'l'</text:span></text:p>
      <text:p text:style-name="P9"><text:span text:style-name="T16"><text:tab/>11 - 'a'</text:span></text:p>
      <text:p text:style-name="P9"><text:span text:style-name="T16"><text:tab/>12 - 'n'</text:span></text:p>
      <text:p text:style-name="P9"><text:span text:style-name="T16"><text:tab/>13 - ','</text:span></text:p>
      <text:p text:style-name="P9"><text:span text:style-name="T16"><text:tab/>14 - ' '</text:span></text:p>
      <text:p text:style-name="P9"><text:span text:style-name="T16"><text:tab/>15 - 'a'</text:span></text:p>
      <text:p text:style-name="P9"><text:span text:style-name="T16"><text:tab/>16 - ' '</text:span></text:p>
      <text:p text:style-name="P9"><text:span text:style-name="T16"><text:tab/>17 - 'c'</text:span></text:p>
      <text:p text:style-name="P9"><text:span text:style-name="T16"><text:tab/>18 - 'a'</text:span></text:p>
      <text:p text:style-name="P9"><text:span text:style-name="T16"><text:tab/>19 - 'n'</text:span></text:p>
      <text:p text:style-name="P9"><text:span text:style-name="T16"><text:tab/>20 - 'a'</text:span></text:p>
      <text:p text:style-name="P9"><text:span text:style-name="T16"><text:tab/>21 - 'l'</text:span></text:p>
      <text:p text:style-name="P9"><text:span text:style-name="T16"><text:tab/>22 - ':'</text:span></text:p>
      <text:p text:style-name="P9"><text:span text:style-name="T16"><text:tab/>23 - ' '</text:span></text:p>
      <text:p text:style-name="P9"><text:span text:style-name="T16"><text:tab/>24 - 'P'</text:span></text:p>
      <text:p text:style-name="P9"><text:span text:style-name="T16"><text:tab/>25 - 'a'</text:span></text:p>
      <text:p text:style-name="P9"><text:span text:style-name="T16"><text:tab/>26 - 'n'</text:span></text:p>
      <text:p text:style-name="P9"><text:span text:style-name="T16"><text:tab/>27 - 'a'</text:span></text:p>
      <text:p text:style-name="P9"><text:span text:style-name="T16"><text:tab/>28 - 'm'</text:span></text:p>
      <text:p text:style-name="P9"><text:span text:style-name="T16"><text:tab/>29 - 'a'</text:span></text:p>
      <text:p text:style-name="P9"><text:span text:style-name="T16"><text:tab/>30 - '!'</text:span></text:p>
      <text:p text:style-name="P10"/>
      <text:p text:style-name="P9"><text:span text:style-name="T16">Your message contains the letter 'a' </text:span><text:span text:style-name="T18">10</text:span><text:span text:style-name="T16"> times. Isn't that interesting?</text:span></text:p>
      <text:h text:style-name="P5" text:outline-level="2"><text:span text:style-name="T15">What You Should Do on Your Own</text:span></text:h>
      <text:p text:style-name="P4"><text:span text:style-name="T5">Assignments turned in </text:span><text:span text:style-name="T6">without</text:span><text:span text:style-name="T5"> these things will receive half credit or less.</text:span></text:p>
      <text:list xml:id="list68071641" text:style-name="WWNum7">
        <text:list-item>
          <text:p text:style-name="P7"><text:bookmark-start text:name="__DdeLink__411_3925204066"/><text:span text:style-name="T5">The </text:span><text:span text:style-name="T10">for</text:span><text:span text:style-name="T5"> loop is defined so that it repeats as long as </text:span><text:span text:style-name="T7">i &lt; message.length()</text:span><text:span text:style-name="T5">. Try changing it to </text:span><text:span text:style-name="T7">&lt;=</text:span><text:span text:style-name="T5">. What happens? Answer in a comment, then change it back.</text:span></text:p>
        </text:list-item>
        <text:list-item>
          <text:p text:style-name="P7"><text:span text:style-name="T5">If a string variable contains the value </text:span><text:span text:style-name="T11">"box"</text:span><text:span text:style-name="T5">, what is its </text:span><text:span text:style-name="T7">length()</text:span><text:span text:style-name="T5">? What is the position of the last character (the </text:span><text:span text:style-name="T7">'x'</text:span><text:span text:style-name="T5">)?</text:span></text:p>
        </text:list-item>
        <text:list-item>
          <text:p text:style-name="P7"><text:span text:style-name="T5">So, why does the </text:span><text:span text:style-name="T10">for</text:span><text:span text:style-name="T5"> loop repeat as long as </text:span><text:span text:style-name="T7">i &lt; message.length()</text:span><text:span text:style-name="T5"> instead of </text:span><text:span text:style-name="T7">i &lt;= message.length()</text:span><text:span text:style-name="T5">?</text:span></text:p>
        </text:list-item>
        <text:list-item>
          <text:p text:style-name="P7"><text:span text:style-name="T5">Currently the code prints out the number of 'a's in the message. Change it so that it prints out the number of vowels (</text:span><text:span text:style-name="T7">a A e E i I o O u U</text:span><text:span text:style-name="T5">).</text:span><text:bookmark-end text:name="__DdeLink__411_3925204066"/></text:p>
        </text:list-item>
      </text:list>
      <text:p text:style-name="Plain_20_Text"/>
      <text:p text:style-name="P3"/>
      <text:p text:style-name="Plain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ystem" svg:font-family="System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/>
      <style:text-properties fo:font-size="18pt" fo:font-weight="bold" style:font-size-asian="18pt" style:language-asian="ja" style:country-asian="JP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/>
      <style:text-properties fo:font-size="13.5pt" fo:font-weight="bold" style:font-size-asian="13.5pt" style:language-asian="ja" style:country-asian="JP" style:font-weight-asian="bold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/>
      <style:text-properties fo:font-size="12pt" fo:font-weight="bold" style:font-size-asian="12pt" style:language-asian="ja" style:country-asian="JP" style:font-weight-asian="bold" style:font-size-complex="12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oa" style:family="paragraph" style:parent-style-name="Standard" style:default-outline-level="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style:font-name="Courier New" fo:font-family="'Courier New'" style:font-family-generic="roman" style:font-pitch="variable" fo:font-size="12pt" style:font-size-asian="12pt" fo:hyphenate="false" fo:hyphenation-remain-char-count="2" fo:hyphenation-push-char-count="2"/>
    </style:style>
    <style:style style:name="Body_20_Text_20_3" style:display-name="Body Text 3" style:family="paragraph" style:parent-style-name="Text_20_body_20_indent" style:default-outline-level="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4" style:display-name="Body Text 4" style:family="paragraph" style:parent-style-name="Text_20_body_20_indent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language-asian="ja" style:country-asian="JP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language-asian="ja" style:country-asian="JP"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5f_Equation_20_Caption" style:display-name="_Equation Caption" style:family="tex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eading_20_2_20_Char" style:display-name="Heading 2 Char" style:family="text" style:parent-style-name="Default_20_Paragraph_20_Font">
      <style:text-properties fo:font-size="18pt" fo:font-weight="bold" style:font-size-asian="18pt" style:language-asian="ja" style:country-asian="JP" style:font-weight-asian="bold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font-size="13.5pt" fo:font-weight="bold" style:font-size-asian="13.5pt" style:language-asian="ja" style:country-asian="JP" style:font-weight-asian="bold" style:font-size-complex="13.5pt" style:font-weight-complex="bold"/>
    </style:style>
    <style:style style:name="Heading_20_4_20_Char" style:display-name="Heading 4 Char" style:family="text" style:parent-style-name="Default_20_Paragraph_20_Font">
      <style:text-properties fo:font-size="12pt" fo:font-weight="bold" style:font-size-asian="12pt" style:language-asian="ja" style:country-asian="JP" style:font-weight-asian="bold" style:font-size-complex="12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language-asian="ja" style:country-asian="JP" style:font-name-complex="Courier New2" style:font-family-complex="'Courier New'" style:font-family-generic-complex="system" style:font-pitch-complex="variable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Verdana" fo:font-family="Verdana" style:font-family-generic="roman" style:font-pitch="variable" fo:font-size="9.5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AP CompSci A <text:s text:c="4"/>Letter At A Time <text:s text:c="6"/>Page <text:span text:style-name="page_20_number"><text:page-number text:select-page="current">2</text:page-number></text:span><text:span text:style-name="page_20_number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 Computer Science I</dc:title>
    <meta:initial-creator>Computer Science Department</meta:initial-creator>
    <meta:editing-cycles>4</meta:editing-cycles>
    <meta:print-date>2007-02-09T14:17:00</meta:print-date>
    <meta:creation-date>2018-04-16T12:21:00</meta:creation-date>
    <dc:date>2018-04-16T11:10:25.651415960</dc:date>
    <meta:editing-duration>PT23M21S</meta:editing-duration>
    <meta:generator>LibreOffice/5.3.1.2$Linux_X86_64 LibreOffice_project/30m0$Build-2</meta:generator>
    <meta:document-statistic meta:table-count="2" meta:image-count="0" meta:object-count="0" meta:page-count="2" meta:paragraph-count="87" meta:word-count="579" meta:character-count="3111" meta:non-whitespace-character-count="2498"/>
    <meta:user-defined meta:name="AppVersion">12.0000</meta:user-defined>
    <meta:user-defined meta:name="Company">RI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